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8139in" table:align="left"/>
    </style:style>
    <style:style style:name="Table1.A" style:family="table-column">
      <style:table-column-properties style:column-width="1.4188in"/>
    </style:style>
    <style:style style:name="Table1.B" style:family="table-column">
      <style:table-column-properties style:column-width="0.8653in"/>
    </style:style>
    <style:style style:name="Table1.C" style:family="table-column">
      <style:table-column-properties style:column-width="1.529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1"/>
    <style:style style:name="P23" style:family="paragraph" style:parent-style-name="Text_20_body" style:list-style-name="L22"/>
    <style:style style:name="P24" style:family="paragraph" style:parent-style-name="Text_20_body" style:list-style-name="L23"/>
    <style:style style:name="P25" style:family="paragraph" style:parent-style-name="Text_20_body" style:list-style-name="L24"/>
    <style:style style:name="P26" style:family="paragraph" style:parent-style-name="Text_20_body" style:list-style-name="L25"/>
    <style:style style:name="P27" style:family="paragraph" style:parent-style-name="Text_20_body" style:list-style-name="L26"/>
    <style:style style:name="P28" style:family="paragraph" style:parent-style-name="Text_20_body" style:list-style-name="L27"/>
    <style:style style:name="P29" style:family="paragraph" style:parent-style-name="Text_20_body" style:list-style-name="L28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ser Experience (UX) Design is about creating products that provide meaningful and relevant experiences to users. Here are the <text:span text:style-name="Strong_20_Emphasis">core principles of UX Design</text:span>:</text:p>
      <text:p text:style-name="Horizontal_20_Line"/>
      <text:h text:style-name="Heading_20_3" text:outline-level="3">1. <text:span text:style-name="Strong_20_Emphasis">User-Centered Design</text:span></text:h>
      <text:list xml:id="list3453169220" text:style-name="L1">
        <text:list-item>
          <text:p text:style-name="P2"><text:span text:style-name="Strong_20_Emphasis">Focus on the user:</text:span> Understand who your users are, their goals, behaviors, and pain points.</text:p>
        </text:list-item>
        <text:list-item>
          <text:p text:style-name="P2"><text:span text:style-name="Strong_20_Emphasis">Research-driven:</text:span> Conduct usability tests, interviews, and surveys to inform decisions.</text:p>
        </text:list-item>
      </text:list>
      <text:p text:style-name="Horizontal_20_Line"/>
      <text:h text:style-name="Heading_20_3" text:outline-level="3">2. <text:span text:style-name="Strong_20_Emphasis">Usability</text:span></text:h>
      <text:list xml:id="list4010255276" text:style-name="L2">
        <text:list-item>
          <text:p text:style-name="P3"><text:span text:style-name="Strong_20_Emphasis">Easy to use:</text:span> Interfaces should be intuitive and require minimal effort to learn.</text:p>
        </text:list-item>
        <text:list-item>
          <text:p text:style-name="P3"><text:span text:style-name="Strong_20_Emphasis">Accessible:</text:span> Design for all users, including those with disabilities (use proper contrast, alt text, etc.).</text:p>
        </text:list-item>
        <text:list-item>
          <text:p text:style-name="P3"><text:span text:style-name="Strong_20_Emphasis">Consistency:</text:span> Consistent layout, language, and interactions build familiarity.</text:p>
        </text:list-item>
      </text:list>
      <text:p text:style-name="Horizontal_20_Line"/>
      <text:h text:style-name="Heading_20_3" text:outline-level="3">3. <text:span text:style-name="Strong_20_Emphasis">Clarity and Simplicity</text:span></text:h>
      <text:list xml:id="list395730009" text:style-name="L3">
        <text:list-item>
          <text:p text:style-name="P4"><text:span text:style-name="Strong_20_Emphasis">Minimize complexity:</text:span> Reduce cognitive load by keeping interfaces clean and straightforward.</text:p>
        </text:list-item>
        <text:list-item>
          <text:p text:style-name="P4"><text:span text:style-name="Strong_20_Emphasis">Clear communication:</text:span> Use familiar language, icons, and navigation.</text:p>
        </text:list-item>
      </text:list>
      <text:p text:style-name="Horizontal_20_Line"/>
      <text:h text:style-name="Heading_20_3" text:outline-level="3">4. <text:span text:style-name="Strong_20_Emphasis">Hierarchy and Visual Design</text:span></text:h>
      <text:list xml:id="list3950429192" text:style-name="L4">
        <text:list-item>
          <text:p text:style-name="P5"><text:span text:style-name="Strong_20_Emphasis">Visual hierarchy:</text:span> Use size, color, spacing, and layout to guide the user’s attention.</text:p>
        </text:list-item>
        <text:list-item>
          <text:p text:style-name="P5"><text:span text:style-name="Strong_20_Emphasis">Typography and imagery:</text:span> Should support readability and tone, not distract.</text:p>
        </text:list-item>
      </text:list>
      <text:p text:style-name="Horizontal_20_Line"/>
      <text:h text:style-name="Heading_20_3" text:outline-level="3">5. <text:span text:style-name="Strong_20_Emphasis">Feedback and Responsiveness</text:span></text:h>
      <text:list xml:id="list2995831574" text:style-name="L5">
        <text:list-item>
          <text:p text:style-name="P6"><text:span text:style-name="Strong_20_Emphasis">System status:</text:span> Users should always know what is happening (e.g., loading indicators, confirmations).</text:p>
        </text:list-item>
        <text:list-item>
          <text:p text:style-name="P6"><text:span text:style-name="Strong_20_Emphasis">Error handling:</text:span> Clear, helpful error messages and ways to recover gracefully.</text:p>
        </text:list-item>
      </text:list>
      <text:p text:style-name="Horizontal_20_Line"/>
      <text:h text:style-name="Heading_20_3" text:outline-level="3">6. <text:span text:style-name="Strong_20_Emphasis">Consistency and Standards</text:span></text:h>
      <text:list xml:id="list3721263291" text:style-name="L6">
        <text:list-item>
          <text:p text:style-name="P7"><text:span text:style-name="Strong_20_Emphasis">Follow conventions:</text:span> Stick to platform or industry standards (e.g., blue links, cart icon).</text:p>
        </text:list-item>
        <text:list-item>
          <text:p text:style-name="P7"><text:span text:style-name="Strong_20_Emphasis">Predictable interactions:</text:span> Reduce the learning curve by maintaining patterns.</text:p>
        </text:list-item>
      </text:list>
      <text:p text:style-name="Horizontal_20_Line"/>
      <text:h text:style-name="Heading_20_3" text:outline-level="3"><text:soft-page-break/>7. <text:span text:style-name="Strong_20_Emphasis">Accessibility</text:span></text:h>
      <text:list xml:id="list2185487461" text:style-name="L7">
        <text:list-item>
          <text:p text:style-name="P8"><text:span text:style-name="Strong_20_Emphasis">Inclusive design:</text:span> Support screen readers, keyboard navigation, and color-blind safe palettes.</text:p>
        </text:list-item>
        <text:list-item>
          <text:p text:style-name="P8"><text:span text:style-name="Strong_20_Emphasis">Legal standards:</text:span> Align with accessibility guidelines like WCAG.</text:p>
        </text:list-item>
      </text:list>
      <text:p text:style-name="Horizontal_20_Line"/>
      <text:h text:style-name="Heading_20_3" text:outline-level="3">8. <text:span text:style-name="Strong_20_Emphasis">Efficiency and Performance</text:span></text:h>
      <text:list xml:id="list1199876054" text:style-name="L8">
        <text:list-item>
          <text:p text:style-name="P9"><text:span text:style-name="Strong_20_Emphasis">Fast and efficient:</text:span> Optimize loading times and reduce unnecessary actions.</text:p>
        </text:list-item>
        <text:list-item>
          <text:p text:style-name="P9"><text:span text:style-name="Strong_20_Emphasis">Task-focused:</text:span> Enable users to complete goals with the least amount of friction.</text:p>
        </text:list-item>
      </text:list>
      <text:p text:style-name="Horizontal_20_Line"/>
      <text:h text:style-name="Heading_20_3" text:outline-level="3">9. <text:span text:style-name="Strong_20_Emphasis">Empathy and Emotional Design</text:span></text:h>
      <text:list xml:id="list1569540648" text:style-name="L9">
        <text:list-item>
          <text:p text:style-name="P10"><text:span text:style-name="Strong_20_Emphasis">Build trust and delight:</text:span> Consider emotional responses; humanize the experience with microinteractions, tone, and language.</text:p>
        </text:list-item>
        <text:list-item>
          <text:p text:style-name="P10"><text:span text:style-name="Strong_20_Emphasis">User journey:</text:span> Think holistically, including onboarding, support, and offboarding.</text:p>
        </text:list-item>
      </text:list>
      <text:p text:style-name="Horizontal_20_Line"/>
      <text:h text:style-name="Heading_20_3" text:outline-level="3">10. <text:span text:style-name="Strong_20_Emphasis">Iterative Design</text:span></text:h>
      <text:list xml:id="list3233717806" text:style-name="L10">
        <text:list-item>
          <text:p text:style-name="P11"><text:span text:style-name="Strong_20_Emphasis">Test and refine:</text:span> Use prototypes and user feedback to continually improve.</text:p>
        </text:list-item>
        <text:list-item>
          <text:p text:style-name="P11"><text:span text:style-name="Strong_20_Emphasis">Agile and adaptive:</text:span> Be ready to pivot based on user needs and feedback.</text:p>
        </text:list-item>
      </text:list>
      <text:p text:style-name="Horizontal_20_Line"/>
      <text:p text:style-name="Text_20_body">Would you like examples of how these principles apply in real-world products or design projects?</text:p>
      <text:p text:style-name="Standard"/>
      <text:p text:style-name="Standard"/>
      <text:p text:style-name="Text_20_body">Great! Here are <text:span text:style-name="Strong_20_Emphasis">real-world examples</text:span> of how UX design principles are applied in successful products and platforms:</text:p>
      <text:p text:style-name="Horizontal_20_Line"/>
      <text:h text:style-name="Heading_20_3" text:outline-level="3">✅ <text:span text:style-name="Strong_20_Emphasis">1. User-Centered Design – Airbnb</text:span></text:h>
      <text:list xml:id="list2257827657" text:style-name="L11">
        <text:list-item>
          <text:p text:style-name="P12"><text:span text:style-name="Strong_20_Emphasis">What they did:</text:span> Airbnb interviews both hosts and guests regularly to understand frustrations and needs.</text:p>
        </text:list-item>
        <text:list-item>
          <text:p text:style-name="P12"><text:span text:style-name="Strong_20_Emphasis">Result:</text:span> Features like instant booking, transparent pricing, and trust elements (reviews, identity verification) were introduced to meet real user needs.</text:p>
        </text:list-item>
      </text:list>
      <text:p text:style-name="Horizontal_20_Line"/>
      <text:h text:style-name="Heading_20_3" text:outline-level="3">✅ <text:span text:style-name="Strong_20_Emphasis">2. Usability – Google Search</text:span></text:h>
      <text:list xml:id="list2155251293" text:style-name="L12">
        <text:list-item>
          <text:p text:style-name="P13"><text:span text:style-name="Strong_20_Emphasis">What they did:</text:span> The interface is minimalist—just a search bar and two buttons.</text:p>
        </text:list-item>
        <text:list-item>
          <text:p text:style-name="P13"><text:soft-page-break/><text:span text:style-name="Strong_20_Emphasis">Result:</text:span> New users don’t need instructions. The product feels instantly familiar and easy to use.</text:p>
        </text:list-item>
      </text:list>
      <text:p text:style-name="Horizontal_20_Line"/>
      <text:h text:style-name="Heading_20_3" text:outline-level="3">✅ <text:span text:style-name="Strong_20_Emphasis">3. Clarity and Simplicity – Apple (iOS Settings)</text:span></text:h>
      <text:list xml:id="list1078790787" text:style-name="L13">
        <text:list-item>
          <text:p text:style-name="P14"><text:span text:style-name="Strong_20_Emphasis">What they did:</text:span> Clean, organized menus with clear labels and logical grouping.</text:p>
        </text:list-item>
        <text:list-item>
          <text:p text:style-name="P14"><text:span text:style-name="Strong_20_Emphasis">Result:</text:span> Users can quickly find and adjust settings without frustration or a learning curve.</text:p>
        </text:list-item>
      </text:list>
      <text:p text:style-name="Horizontal_20_Line"/>
      <text:h text:style-name="Heading_20_3" text:outline-level="3">✅ <text:span text:style-name="Strong_20_Emphasis">4. Hierarchy and Visual Design – Dropbox</text:span></text:h>
      <text:list xml:id="list3184060166" text:style-name="L14">
        <text:list-item>
          <text:p text:style-name="P15"><text:span text:style-name="Strong_20_Emphasis">What they did:</text:span> Emphasizes primary actions with large buttons and subtle visuals.</text:p>
        </text:list-item>
        <text:list-item>
          <text:p text:style-name="P15"><text:span text:style-name="Strong_20_Emphasis">Result:</text:span> Users are guided naturally to the most important tasks—like uploading or sharing files.</text:p>
        </text:list-item>
      </text:list>
      <text:p text:style-name="Horizontal_20_Line"/>
      <text:h text:style-name="Heading_20_3" text:outline-level="3">✅ <text:span text:style-name="Strong_20_Emphasis">5. Feedback and Responsiveness – Slack</text:span></text:h>
      <text:list xml:id="list3157338657" text:style-name="L15">
        <text:list-item>
          <text:p text:style-name="P16"><text:span text:style-name="Strong_20_Emphasis">What they did:</text:span> Provides real-time typing indicators, message confirmations, and error feedback (e.g., when a message fails to send).</text:p>
        </text:list-item>
        <text:list-item>
          <text:p text:style-name="P16"><text:span text:style-name="Strong_20_Emphasis">Result:</text:span> Users feel in control and informed, which builds trust and reduces confusion.</text:p>
        </text:list-item>
      </text:list>
      <text:p text:style-name="Horizontal_20_Line"/>
      <text:h text:style-name="Heading_20_3" text:outline-level="3">✅ <text:span text:style-name="Strong_20_Emphasis">6. Consistency and Standards – Microsoft Office</text:span></text:h>
      <text:list xml:id="list3756956714" text:style-name="L16">
        <text:list-item>
          <text:p text:style-name="P17"><text:span text:style-name="Strong_20_Emphasis">What they did:</text:span> Maintains consistent UI patterns across Word, Excel, and PowerPoint.</text:p>
        </text:list-item>
        <text:list-item>
          <text:p text:style-name="P17"><text:span text:style-name="Strong_20_Emphasis">Result:</text:span> Users familiar with one product can easily adapt to others, improving efficiency and reducing frustration.</text:p>
        </text:list-item>
      </text:list>
      <text:p text:style-name="Horizontal_20_Line"/>
      <text:h text:style-name="Heading_20_3" text:outline-level="3">✅ <text:span text:style-name="Strong_20_Emphasis">7. Accessibility – BBC News Website</text:span></text:h>
      <text:list xml:id="list3630721807" text:style-name="L17">
        <text:list-item>
          <text:p text:style-name="P18"><text:span text:style-name="Strong_20_Emphasis">What they did:</text:span> High contrast, resizable text, screen reader compatibility, and accessible navigation.</text:p>
        </text:list-item>
        <text:list-item>
          <text:p text:style-name="P18"><text:span text:style-name="Strong_20_Emphasis">Result:</text:span> Provides a usable experience for users with visual impairments or motor difficulties, aligning with WCAG standards.</text:p>
        </text:list-item>
      </text:list>
      <text:p text:style-name="Horizontal_20_Line"/>
      <text:h text:style-name="Heading_20_3" text:outline-level="3">✅ <text:span text:style-name="Strong_20_Emphasis">8. Efficiency and Performance – Amazon</text:span></text:h>
      <text:list xml:id="list2585605475" text:style-name="L18">
        <text:list-item>
          <text:p text:style-name="P19"><text:span text:style-name="Strong_20_Emphasis">What they did:</text:span> One-click checkout and personalized product recommendations.</text:p>
        </text:list-item>
        <text:list-item>
          <text:p text:style-name="P19"><text:span text:style-name="Strong_20_Emphasis">Result:</text:span> Shopping is fast and frictionless, which increases conversion rates and customer satisfaction.</text:p>
        </text:list-item>
      </text:list>
      <text:p text:style-name="Horizontal_20_Line"/>
      <text:h text:style-name="Heading_20_3" text:outline-level="3"><text:soft-page-break/>✅ <text:span text:style-name="Strong_20_Emphasis">9. Empathy and Emotional Design – Duolingo</text:span></text:h>
      <text:list xml:id="list2650624830" text:style-name="L19">
        <text:list-item>
          <text:p text:style-name="P20"><text:span text:style-name="Strong_20_Emphasis">What they did:</text:span> Uses gamification (streaks, rewards, animations) and a friendly tone to encourage continued learning.</text:p>
        </text:list-item>
        <text:list-item>
          <text:p text:style-name="P20"><text:span text:style-name="Strong_20_Emphasis">Result:</text:span> Keeps users emotionally engaged and motivated to return regularly.</text:p>
        </text:list-item>
      </text:list>
      <text:p text:style-name="Horizontal_20_Line"/>
      <text:h text:style-name="Heading_20_3" text:outline-level="3">✅ <text:span text:style-name="Strong_20_Emphasis">10. Iterative Design – Spotify</text:span></text:h>
      <text:list xml:id="list2498473233" text:style-name="L20">
        <text:list-item>
          <text:p text:style-name="P21"><text:span text:style-name="Strong_20_Emphasis">What they did:</text:span> Frequently tests new features with A/B testing and adjusts based on user behavior.</text:p>
        </text:list-item>
        <text:list-item>
          <text:p text:style-name="P21"><text:span text:style-name="Strong_20_Emphasis">Result:</text:span> Constant improvements in recommendations, UI changes, and user flow keep the experience fresh and user-driven.</text:p>
        </text:list-item>
      </text:list>
      <text:p text:style-name="Horizontal_20_Line"/>
      <text:p text:style-name="Text_20_body">Would you like a UX audit checklist or a framework you can use to apply these principles in your own project?</text:p>
      <text:p text:style-name="Standard"/>
      <text:p text:style-name="Standard"/>
      <text:p text:style-name="Text_20_body">Here’s a practical <text:span text:style-name="Strong_20_Emphasis">UX Audit Checklist &amp; Framework</text:span> you can use to evaluate and improve your product using core UX design principles:</text:p>
      <text:p text:style-name="Horizontal_20_Line"/>
      <text:h text:style-name="Heading_20_2" text:outline-level="2">🧩 <text:span text:style-name="Strong_20_Emphasis">UX Audit Checklist &amp; Framework</text:span></text:h>
      <text:h text:style-name="Heading_20_3" text:outline-level="3">🔍 1. <text:span text:style-name="Strong_20_Emphasis">Understand the User</text:span></text:h>
      <text:p text:style-name="Text_20_body"><text:span text:style-name="Strong_20_Emphasis">☐ Have you defined your primary user personas?</text:span><text:line-break/><text:span text:style-name="Strong_20_Emphasis">☐ Have you conducted user interviews, surveys, or usability tests?</text:span><text:line-break/><text:span text:style-name="Strong_20_Emphasis">☐ Are user goals, motivations, and pain points clearly mapped?</text:span></text:p>
      <text:p text:style-name="Quotations">✅ <text:span text:style-name="Emphasis">Tool Tip:</text:span> Use empathy maps and user journey maps.</text:p>
      <text:p text:style-name="Horizontal_20_Line"/>
      <text:h text:style-name="Heading_20_3" text:outline-level="3">🧭 2. <text:span text:style-name="Strong_20_Emphasis">Navigation &amp; Information Architecture</text:span></text:h>
      <text:p text:style-name="Text_20_body"><text:span text:style-name="Strong_20_Emphasis">☐ Is navigation intuitive and consistent across all pages?</text:span><text:line-break/><text:span text:style-name="Strong_20_Emphasis">☐ Can users find what they need in 3 clicks or less?</text:span><text:line-break/><text:span text:style-name="Strong_20_Emphasis">☐ Are categories and labels clearly named and logically grouped?</text:span></text:p>
      <text:p text:style-name="Quotations">✅ <text:span text:style-name="Emphasis">Tool Tip:</text:span> Use card sorting or tree testing to validate structure.</text:p>
      <text:p text:style-name="Horizontal_20_Line"/>
      <text:h text:style-name="Heading_20_3" text:outline-level="3"><text:soft-page-break/>👀 3. <text:span text:style-name="Strong_20_Emphasis">Visual Hierarchy &amp; Design</text:span></text:h>
      <text:p text:style-name="Text_20_body"><text:span text:style-name="Strong_20_Emphasis">☐ Is the most important content/action visually prioritized?</text:span><text:line-break/><text:span text:style-name="Strong_20_Emphasis">☐ Are colors, typography, and spacing consistent?</text:span><text:line-break/><text:span text:style-name="Strong_20_Emphasis">☐ Is there sufficient contrast between text and background?</text:span></text:p>
      <text:p text:style-name="Quotations">✅ <text:span text:style-name="Emphasis">Tool Tip:</text:span> Use tools like Stark or Contrast Checker for accessibility.</text:p>
      <text:p text:style-name="Horizontal_20_Line"/>
      <text:h text:style-name="Heading_20_3" text:outline-level="3">🧠 4. <text:span text:style-name="Strong_20_Emphasis">Cognitive Load &amp; Simplicity</text:span></text:h>
      <text:p text:style-name="Text_20_body"><text:span text:style-name="Strong_20_Emphasis">☐ Are there unnecessary steps or distractions in critical workflows?</text:span><text:line-break/><text:span text:style-name="Strong_20_Emphasis">☐ Is language simple, direct, and free of jargon?</text:span><text:line-break/><text:span text:style-name="Strong_20_Emphasis">☐ Is each screen/page focused on a single task or concept?</text:span></text:p>
      <text:p text:style-name="Quotations">✅ <text:span text:style-name="Emphasis">Tool Tip:</text:span> Follow the “one primary action per screen” rule.</text:p>
      <text:p text:style-name="Horizontal_20_Line"/>
      <text:h text:style-name="Heading_20_3" text:outline-level="3">🔁 5. <text:span text:style-name="Strong_20_Emphasis">Feedback &amp; Interactivity</text:span></text:h>
      <text:p text:style-name="Text_20_body"><text:span text:style-name="Strong_20_Emphasis">☐ Do buttons and interactions provide visual or audio feedback?</text:span><text:line-break/><text:span text:style-name="Strong_20_Emphasis">☐ Are errors explained clearly with next steps?</text:span><text:line-break/><text:span text:style-name="Strong_20_Emphasis">☐ Are loading indicators or success messages shown when appropriate?</text:span></text:p>
      <text:p text:style-name="Quotations">✅ <text:span text:style-name="Emphasis">Tool Tip:</text:span> Map all user actions to at least one feedback response.</text:p>
      <text:p text:style-name="Horizontal_20_Line"/>
      <text:h text:style-name="Heading_20_3" text:outline-level="3">🎯 6. <text:span text:style-name="Strong_20_Emphasis">Accessibility</text:span></text:h>
      <text:p text:style-name="Text_20_body"><text:span text:style-name="Strong_20_Emphasis">☐ Can all content be accessed with a keyboard alone?</text:span><text:line-break/><text:span text:style-name="Strong_20_Emphasis">☐ Are images labeled with descriptive alt text?</text:span><text:line-break/><text:span text:style-name="Strong_20_Emphasis">☐ Does your site comply with WCAG 2.1 AA standards?</text:span></text:p>
      <text:p text:style-name="Quotations">✅ <text:span text:style-name="Emphasis">Tool Tip:</text:span> Use tools like WAVE, Axe, or Lighthouse to audit.</text:p>
      <text:p text:style-name="Horizontal_20_Line"/>
      <text:h text:style-name="Heading_20_3" text:outline-level="3">⚡ 7. <text:span text:style-name="Strong_20_Emphasis">Performance &amp; Mobile Experience</text:span></text:h>
      <text:p text:style-name="Text_20_body"><text:span text:style-name="Strong_20_Emphasis">☐ Does the interface load within 3 seconds on average?</text:span><text:line-break/><text:span text:style-name="Strong_20_Emphasis">☐ Is the mobile experience optimized (responsive design, large tap targets)?</text:span><text:line-break/><text:span text:style-name="Strong_20_Emphasis">☐ Are assets (images, videos) compressed efficiently?</text:span></text:p>
      <text:p text:style-name="Quotations">✅ <text:span text:style-name="Emphasis">Tool Tip:</text:span> Use PageSpeed Insights or GTmetrix.</text:p>
      <text:p text:style-name="Horizontal_20_Line"/>
      <text:h text:style-name="Heading_20_3" text:outline-level="3"><text:soft-page-break/>🧪 8. <text:span text:style-name="Strong_20_Emphasis">Usability Testing &amp; Iteration</text:span></text:h>
      <text:p text:style-name="Text_20_body"><text:span text:style-name="Strong_20_Emphasis">☐ Have you tested with real users (at least 5–8)?</text:span><text:line-break/><text:span text:style-name="Strong_20_Emphasis">☐ Are you tracking user behavior with tools like Hotjar, FullStory, or GA?</text:span><text:line-break/><text:span text:style-name="Strong_20_Emphasis">☐ Do you have a feedback loop for continuous improvement?</text:span></text:p>
      <text:p text:style-name="Quotations">✅ <text:span text:style-name="Emphasis">Tool Tip:</text:span> Regularly run A/B tests on key features or flows.</text:p>
      <text:p text:style-name="Horizontal_20_Line"/>
      <text:h text:style-name="Heading_20_2" text:outline-level="2">📋 Optional: UX Audit Score Templat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inciple</text:p>
            </table:table-cell>
            <table:table-cell table:style-name="Table1.A1" office:value-type="string">
              <text:p text:style-name="Table_20_Heading">Score (1–5)</text:p>
            </table:table-cell>
            <table:table-cell table:style-name="Table1.A1" office:value-type="string">
              <text:p text:style-name="Table_20_Heading">Notes / Action Items</text:p>
            </table:table-cell>
          </table:table-row>
        </table:table-header-rows>
        <table:table-row>
          <table:table-cell table:style-name="Table1.A1" office:value-type="string">
            <text:p text:style-name="Table_20_Contents">User Understandin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Navigat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Visual Hierarchy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Simplicity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Feedbac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Accessibility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Testing &amp; Iteratio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Table_20_Contents"><text:span text:style-name="Strong_20_Emphasis">Total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Horizontal_20_Line"/>
      <text:p text:style-name="Text_20_body">Would you like a downloadable PDF or editable version of this checklist for team use? I can generate one for you.</text:p>
      <text:p text:style-name="Standard"/>
      <text:p text:style-name="Standard"/>
      <text:p text:style-name="Text_20_body">The <text:span text:style-name="Strong_20_Emphasis">App Development Life Cycle</text:span> (ADLC) is a structured process used to develop mobile or web applications efficiently. It ensures that apps are built with a clear strategy, quality design, solid code, thorough testing, and ongoing support.</text:p>
      <text:p text:style-name="Text_20_body">Here’s a breakdown of the <text:span text:style-name="Strong_20_Emphasis">7 key stages</text:span> of the App Development Life Cycle:</text:p>
      <text:p text:style-name="Horizontal_20_Line"/>
      <text:h text:style-name="Heading_20_2" text:outline-level="2">📱 <text:span text:style-name="Strong_20_Emphasis">1. Planning &amp; Requirements Gathering</text:span></text:h>
      <text:h text:style-name="Heading_20_3" text:outline-level="3">Goal: Define the purpose and scope of the app.</text:h>
      <text:list xml:id="list334631056" text:style-name="L21">
        <text:list-item>
          <text:p text:style-name="P22">Identify business goals and target users</text:p>
        </text:list-item>
        <text:list-item>
          <text:p text:style-name="P22">Conduct market research and competitive analysis</text:p>
        </text:list-item>
        <text:list-item>
          <text:p text:style-name="P22">Define app functionality, features, and constraints</text:p>
        </text:list-item>
        <text:list-item>
          <text:p text:style-name="P22">Choose platform (iOS, Android, Web) and tech stack</text:p>
        </text:list-item>
        <text:list-item>
          <text:p text:style-name="P22">Create a product roadmap and initial budget</text:p>
        </text:list-item>
      </text:list>
      <text:p text:style-name="Text_20_body">✅ <text:span text:style-name="Emphasis">Deliverables:</text:span> Project brief, feature list, user personas, success metrics</text:p>
      <text:p text:style-name="Horizontal_20_Line"/>
      <text:h text:style-name="Heading_20_2" text:outline-level="2"><text:soft-page-break/>🎨 <text:span text:style-name="Strong_20_Emphasis">2. UI/UX Design</text:span></text:h>
      <text:h text:style-name="Heading_20_3" text:outline-level="3">Goal: Design a user-friendly and engaging interface.</text:h>
      <text:list xml:id="list1092566921" text:style-name="L22">
        <text:list-item>
          <text:p text:style-name="P23">Build wireframes (low-fidelity mockups)</text:p>
        </text:list-item>
        <text:list-item>
          <text:p text:style-name="P23">Design user flow diagrams</text:p>
        </text:list-item>
        <text:list-item>
          <text:p text:style-name="P23">Create high-fidelity mockups and prototypes</text:p>
        </text:list-item>
        <text:list-item>
          <text:p text:style-name="P23">Ensure usability and accessibility standards</text:p>
        </text:list-item>
        <text:list-item>
          <text:p text:style-name="P23">Run design reviews and user feedback sessions</text:p>
        </text:list-item>
      </text:list>
      <text:p text:style-name="Text_20_body">✅ <text:span text:style-name="Emphasis">Deliverables:</text:span> Wireframes, UI mockups, prototypes (e.g., Figma, Adobe XD)</text:p>
      <text:p text:style-name="Horizontal_20_Line"/>
      <text:h text:style-name="Heading_20_2" text:outline-level="2">🛠️ <text:span text:style-name="Strong_20_Emphasis">3. App Development</text:span></text:h>
      <text:h text:style-name="Heading_20_3" text:outline-level="3">Goal: Convert the design into a working application.</text:h>
      <text:list xml:id="list3584524500" text:style-name="L23">
        <text:list-item>
          <text:p text:style-name="P24"><text:span text:style-name="Strong_20_Emphasis">Frontend development:</text:span> UI, navigation, animations</text:p>
        </text:list-item>
        <text:list-item>
          <text:p text:style-name="P24"><text:span text:style-name="Strong_20_Emphasis">Backend development:</text:span> APIs, databases, authentication</text:p>
        </text:list-item>
        <text:list-item>
          <text:p text:style-name="P24">Integrate third-party services (e.g., payments, maps)</text:p>
        </text:list-item>
        <text:list-item>
          <text:p text:style-name="P24">Use Agile/Scrum methodologies for iterative builds</text:p>
        </text:list-item>
      </text:list>
      <text:p text:style-name="Text_20_body">✅ <text:span text:style-name="Emphasis">Deliverables:</text:span> Working app builds, source code, API integrations</text:p>
      <text:p text:style-name="Horizontal_20_Line"/>
      <text:h text:style-name="Heading_20_2" text:outline-level="2">🧪 <text:span text:style-name="Strong_20_Emphasis">4. Testing &amp; QA (Quality Assurance)</text:span></text:h>
      <text:h text:style-name="Heading_20_3" text:outline-level="3">Goal: Ensure the app is functional, stable, and bug-free.</text:h>
      <text:list xml:id="list1863482913" text:style-name="L24">
        <text:list-item>
          <text:p text:style-name="P25">Functional testing (does it work?)</text:p>
        </text:list-item>
        <text:list-item>
          <text:p text:style-name="P25">Usability testing (is it easy to use?)</text:p>
        </text:list-item>
        <text:list-item>
          <text:p text:style-name="P25">Performance testing (speed, scalability)</text:p>
        </text:list-item>
        <text:list-item>
          <text:p text:style-name="P25">Security testing (data protection, encryption)</text:p>
        </text:list-item>
        <text:list-item>
          <text:p text:style-name="P25">Device and cross-platform testing</text:p>
        </text:list-item>
      </text:list>
      <text:p text:style-name="Text_20_body">✅ <text:span text:style-name="Emphasis">Deliverables:</text:span> Bug reports, test plans, test case results</text:p>
      <text:p text:style-name="Horizontal_20_Line"/>
      <text:h text:style-name="Heading_20_2" text:outline-level="2">🚀 <text:span text:style-name="Strong_20_Emphasis">5. Deployment &amp; Launch</text:span></text:h>
      <text:h text:style-name="Heading_20_3" text:outline-level="3">Goal: Make the app live for users.</text:h>
      <text:list xml:id="list1787481359" text:style-name="L25">
        <text:list-item>
          <text:p text:style-name="P26">Prepare launch checklist</text:p>
        </text:list-item>
        <text:list-item>
          <text:p text:style-name="P26"><text:soft-page-break/>Set up app store listings (App Store, Google Play)</text:p>
        </text:list-item>
        <text:list-item>
          <text:p text:style-name="P26">Perform final review and performance tests</text:p>
        </text:list-item>
        <text:list-item>
          <text:p text:style-name="P26">Submit for approval (iOS apps may face review delays)</text:p>
        </text:list-item>
        <text:list-item>
          <text:p text:style-name="P26">Launch marketing campaign and track initial downloads</text:p>
        </text:list-item>
      </text:list>
      <text:p text:style-name="Text_20_body">✅ <text:span text:style-name="Emphasis">Deliverables:</text:span> Live app, store listings, launch materials</text:p>
      <text:p text:style-name="Horizontal_20_Line"/>
      <text:h text:style-name="Heading_20_2" text:outline-level="2">📈 <text:span text:style-name="Strong_20_Emphasis">6. Post-Launch Support &amp; Maintenance</text:span></text:h>
      <text:h text:style-name="Heading_20_3" text:outline-level="3">Goal: Ensure the app stays stable and up to date.</text:h>
      <text:list xml:id="list2225621431" text:style-name="L26">
        <text:list-item>
          <text:p text:style-name="P27">Monitor crashes and errors (using tools like Firebase, Sentry)</text:p>
        </text:list-item>
        <text:list-item>
          <text:p text:style-name="P27">Release bug fixes and patches</text:p>
        </text:list-item>
        <text:list-item>
          <text:p text:style-name="P27">Collect user feedback and reviews</text:p>
        </text:list-item>
        <text:list-item>
          <text:p text:style-name="P27">Optimize performance</text:p>
        </text:list-item>
        <text:list-item>
          <text:p text:style-name="P27">Prepare for OS updates and new device compatibility</text:p>
        </text:list-item>
      </text:list>
      <text:p text:style-name="Text_20_body">✅ <text:span text:style-name="Emphasis">Deliverables:</text:span> App updates, changelogs, performance metrics</text:p>
      <text:p text:style-name="Horizontal_20_Line"/>
      <text:h text:style-name="Heading_20_2" text:outline-level="2">🔄 <text:span text:style-name="Strong_20_Emphasis">7. Iteration &amp; Scaling</text:span></text:h>
      <text:h text:style-name="Heading_20_3" text:outline-level="3">Goal: Continuously improve and expand the app.</text:h>
      <text:list xml:id="list1313158195" text:style-name="L27">
        <text:list-item>
          <text:p text:style-name="P28">Add new features based on user feedback</text:p>
        </text:list-item>
        <text:list-item>
          <text:p text:style-name="P28">A/B test enhancements</text:p>
        </text:list-item>
        <text:list-item>
          <text:p text:style-name="P28">Refactor or improve outdated code</text:p>
        </text:list-item>
        <text:list-item>
          <text:p text:style-name="P28">Scale backend infrastructure as usage grows</text:p>
        </text:list-item>
        <text:list-item>
          <text:p text:style-name="P28">Explore monetization strategies (ads, in-app purchases)</text:p>
        </text:list-item>
      </text:list>
      <text:p text:style-name="Text_20_body">✅ <text:span text:style-name="Emphasis">Deliverables:</text:span> Updated feature roadmap, analytics reports, scaling plan</text:p>
      <text:p text:style-name="Horizontal_20_Line"/>
      <text:h text:style-name="Heading_20_3" text:outline-level="3">Optional Tools at Each Stage:</text:h>
      <text:list xml:id="list2304930426" text:style-name="L28">
        <text:list-item>
          <text:p text:style-name="P29"><text:span text:style-name="Strong_20_Emphasis">Design:</text:span> Figma, Sketch, Adobe XD</text:p>
        </text:list-item>
        <text:list-item>
          <text:p text:style-name="P29"><text:span text:style-name="Strong_20_Emphasis">Development:</text:span> Xcode, Android Studio, React Native, Flutter</text:p>
        </text:list-item>
        <text:list-item>
          <text:p text:style-name="P29"><text:span text:style-name="Strong_20_Emphasis">Testing:</text:span> TestFlight, Firebase Test Lab, BrowserStack</text:p>
        </text:list-item>
        <text:list-item>
          <text:p text:style-name="P29"><text:span text:style-name="Strong_20_Emphasis">Project Management:</text:span> Jira, Trello, Asana, Notion</text:p>
        </text:list-item>
        <text:list-item>
          <text:p text:style-name="P29"><text:span text:style-name="Strong_20_Emphasis">Analytics:</text:span> Google Analytics, Mixpanel, App Annie</text:p>
        </text:list-item>
      </text:list>
      <text:p text:style-name="Horizontal_20_Line"><text:soft-page-break/></text:p>
      <text:p text:style-name="Text_20_body">Would you like a visual diagram or downloadable PDF of this lifecycle?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3:33:49.563591462</meta:creation-date>
    <dc:date>2025-06-19T13:47:39.395445726</dc:date>
    <meta:editing-duration>PT13M5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9" meta:paragraph-count="169" meta:word-count="1669" meta:character-count="10600" meta:non-whitespace-character-count="9174"/>
  </office:meta>
</office:document-meta>
</file>